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2.73" calcext:value-type="float">
            <text:p>2.73</text:p>
          </table:table-cell>
          <table:table-cell table:formula="of:=SEC([.A1])" office:value-type="float" office:value="-1.09112555432978" calcext:value-type="float">
            <text:p>-1.0911255543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EC([.A2])" office:value-type="float" office:value="1.08570442838324" calcext:value-type="float">
            <text:p>1.0857044284</text:p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SEC([.A3])" office:value-type="float" office:value="-1.05292505737538" calcext:value-type="float">
            <text:p>-1.0529250574</text:p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SEC([.A4])" office:value-type="float" office:value="2.6050618779217" calcext:value-type="float">
            <text:p>2.6050618779</text:p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EC([.A5])" office:value-type="float" office:value="1.02950777781785" calcext:value-type="float">
            <text:p>1.029507777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EC([.A6])" office:value-type="float" office:value="1.85081571768093" calcext:value-type="float">
            <text:p>1.8508157177</text:p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SEC([.A7])" office:value-type="float" office:value="1.31098320326506" calcext:value-type="float">
            <text:p>1.3109832033</text:p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EC([.A8])" office:value-type="float" office:value="1.09518356410928" calcext:value-type="float">
            <text:p>1.0951835641</text:p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SEC([.A9])" office:value-type="float" office:value="-1.02143401603641" calcext:value-type="float">
            <text:p>-1.021434016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SEC([.A10])" office:value-type="float" office:value="-2.49501513391465" calcext:value-type="float">
            <text:p>-2.4950151339</text:p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EC([.A11])" office:value-type="float" office:value="1.27580040655831" calcext:value-type="float">
            <text:p>1.2758004066</text:p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SEC([.A12])" office:value-type="float" office:value="-14.4616404194811" calcext:value-type="float">
            <text:p>-14.4616404195</text:p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SEC([.A13])" office:value-type="float" office:value="1.00406371392322" calcext:value-type="float">
            <text:p>1.0040637139</text:p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SEC([.A14])" office:value-type="float" office:value="2.56310568483916" calcext:value-type="float">
            <text:p>2.5631056848</text:p>
          </table:table-cell>
          <table:table-cell table:number-columns-repeated="1022"/>
        </table:table-row>
        <table:table-row table:style-name="ro2">
          <table:table-cell office:value-type="float" office:value="5.53" calcext:value-type="float">
            <text:p>5.53</text:p>
          </table:table-cell>
          <table:table-cell table:formula="of:=SEC([.A15])" office:value-type="float" office:value="1.37077574042861" calcext:value-type="float">
            <text:p>1.37077574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EC([.A16])" office:value-type="float" office:value="1.85081571768093" calcext:value-type="float">
            <text:p>1.8508157177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3T10:24:55.549000000</dc:date>
    <meta:editing-cycles>43</meta:editing-cycles>
    <meta:editing-duration>PT11H39M57S</meta:editing-duration>
    <meta:generator>LibreOffice/4.1.3.2$Windows_x86 LibreOffice_project/70feb7d99726f064edab4605a8ab840c50ec57a</meta:generator>
    <meta:document-statistic meta:table-count="1" meta:cell-count="32" meta:object-count="0"/>
  </office:meta>
</office:document-meta>
</file>